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idBoss song may have too much dead space at the end.</text:p>
          </table:table-cell>
          <table:table-cell office:value-type="string" calcext:value-type="string">
            <text:p>Low</text:p>
          </table:table-cell>
          <table:table-cell office:value-type="string" calcext:value-type="string">
            <text:p>Or it might have been CastleBoss – I can’t remember.</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text:p>
          </table:table-cell>
        </table:table-row>
      </table:table>
      <table:named-expressions/>
      <table:database-ranges>
        <table:database-range table:name="__Anonymous_Sheet_DB__5" table:target-range-address="Bugs.A2:Bugs.C13"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1">00/00/0000</text:date>, <text:time style:data-style-name="N2" text:time-value="14:57:09.60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1T22:57:22.635000000</dc:date>
    <meta:editing-duration>P6DT14H49M12S</meta:editing-duration>
    <meta:editing-cycles>494</meta:editing-cycles>
    <meta:generator>LibreOffice/7.1.0.3$Windows_X86_64 LibreOffice_project/f6099ecf3d29644b5008cc8f48f42f4a40986e4c</meta:generator>
    <meta:document-statistic meta:table-count="6" meta:cell-count="516" meta:object-count="0"/>
  </office:meta>
</office:document-meta>
</file>